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5" style:parent-style-name="LO-Normal" style:family="paragraph">
      <style:paragraph-properties fo:margin-bottom="0in" fo:margin-right="-1.1812in"/>
    </style:style>
    <style:style style:name="T566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K246500860BR</text:p>
        </text:list-item>
        <text:list-item>
          <text:p text:style-name="P305">AK240338344BR</text:p>
        </text:list-item>
        <text:list-item>
          <text:p text:style-name="P306">AK246510938BR</text:p>
        </text:list-item>
        <text:list-item>
          <text:p text:style-name="P307">AK246506434BR</text:p>
        </text:list-item>
        <text:list-item>
          <text:p text:style-name="P308">AA201277820BR</text:p>
        </text:list-item>
        <text:list-item>
          <text:p text:style-name="P309">AK233724078BR</text:p>
        </text:list-item>
        <text:list-item>
          <text:p text:style-name="P310">AA201312265BR</text:p>
        </text:list-item>
        <text:list-item>
          <text:p text:style-name="P311">AK240054532BR</text:p>
        </text:list-item>
        <text:list-item>
          <text:p text:style-name="P312">AK240182094BR</text:p>
        </text:list-item>
        <text:list-item>
          <text:p text:style-name="P313">AK240117144BR</text:p>
        </text:list-item>
        <text:list-item>
          <text:p text:style-name="P314">AK240130636BR</text:p>
        </text:list-item>
        <text:list-item>
          <text:p text:style-name="P315">AK240093071BR</text:p>
        </text:list-item>
        <text:list-item>
          <text:p text:style-name="P316">AK246496391BR</text:p>
        </text:list-item>
        <text:list-item>
          <text:p text:style-name="P317">AA201380760BR</text:p>
        </text:list-item>
        <text:list-item>
          <text:p text:style-name="P318">AK246495250BR</text:p>
        </text:list-item>
        <text:list-item>
          <text:p text:style-name="P319">AK246493364BR</text:p>
        </text:list-item>
        <text:list-item>
          <text:p text:style-name="P320">AK246372128BR</text:p>
        </text:list-item>
        <text:list-item>
          <text:p text:style-name="P321">AK246383987BR</text:p>
        </text:list-item>
        <text:list-item>
          <text:p text:style-name="P322">AK240239721BR</text:p>
        </text:list-item>
        <text:list-item>
          <text:p text:style-name="P323">AK240229790BR</text:p>
        </text:list-item>
        <text:list-item>
          <text:p text:style-name="P324">AK240306514BR</text:p>
        </text:list-item>
        <text:list-item>
          <text:p text:style-name="P325">AK240352160BR</text:p>
        </text:list-item>
        <text:list-item>
          <text:p text:style-name="P326">AK240263178BR</text:p>
        </text:list-item>
        <text:list-item>
          <text:p text:style-name="P327">AK240126407BR</text:p>
        </text:list-item>
        <text:list-item>
          <text:p text:style-name="P328">AA201799980BR</text:p>
        </text:list-item>
        <text:list-item>
          <text:p text:style-name="P329">AK240304425BR</text:p>
        </text:list-item>
        <text:list-item>
          <text:p text:style-name="P330">AK240108638BR</text:p>
        </text:list-item>
        <text:list-item>
          <text:p text:style-name="P331">AK240250302BR</text:p>
        </text:list-item>
        <text:list-item>
          <text:p text:style-name="P332">AK240148084BR</text:p>
        </text:list-item>
        <text:list-item>
          <text:p text:style-name="P333">AK240207613BR</text:p>
        </text:list-item>
        <text:list-item>
          <text:p text:style-name="P334">AK245446867BR</text:p>
        </text:list-item>
        <text:list-item>
          <text:p text:style-name="P335">AA201391626BR</text:p>
        </text:list-item>
        <text:list-item>
          <text:p text:style-name="P336">AA206772771BR</text:p>
        </text:list-item>
        <text:list-item>
          <text:p text:style-name="P337">AA206774021BR</text:p>
        </text:list-item>
        <text:list-item>
          <text:p text:style-name="P338">AA201438425BR</text:p>
        </text:list-item>
        <text:list-item>
          <text:p text:style-name="P339">AK244577424BR</text:p>
        </text:list-item>
        <text:list-item>
          <text:p text:style-name="P340">AK244426486BR</text:p>
        </text:list-item>
        <text:list-item>
          <text:p text:style-name="P341">AK244583861BR</text:p>
        </text:list-item>
        <text:list-item>
          <text:p text:style-name="P342">AK244276251BR</text:p>
        </text:list-item>
        <text:list-item>
          <text:p text:style-name="P343">AA206356498BR</text:p>
        </text:list-item>
        <text:list-item>
          <text:p text:style-name="P344">AK245969064BR</text:p>
        </text:list-item>
        <text:list-item>
          <text:p text:style-name="P345">AK244336701BR</text:p>
        </text:list-item>
        <text:list-item>
          <text:p text:style-name="P346">AK245992187BR</text:p>
        </text:list-item>
        <text:list-item>
          <text:p text:style-name="P347">AK244492701BR</text:p>
        </text:list-item>
        <text:list-item>
          <text:p text:style-name="P348">AA205153587BR</text:p>
        </text:list-item>
        <text:list-item>
          <text:p text:style-name="P349">AK244553167BR</text:p>
        </text:list-item>
        <text:list-item>
          <text:p text:style-name="P350">AK244402533BR</text:p>
        </text:list-item>
        <text:list-item>
          <text:p text:style-name="P351">AK244422714BR</text:p>
        </text:list-item>
        <text:list-item>
          <text:p text:style-name="P352">AK244586752BR</text:p>
        </text:list-item>
        <text:list-item>
          <text:p text:style-name="P353">AK244325845BR</text:p>
        </text:list-item>
        <text:list-item>
          <text:p text:style-name="P354">AK244368908BR</text:p>
        </text:list-item>
        <text:list-item>
          <text:p text:style-name="P355">AK245992862BR</text:p>
        </text:list-item>
        <text:list-item>
          <text:p text:style-name="P356">AK244830245BR</text:p>
        </text:list-item>
        <text:list-item>
          <text:p text:style-name="P357">AA205313690BR</text:p>
        </text:list-item>
        <text:list-item>
          <text:p text:style-name="P358">AK244268771BR</text:p>
        </text:list-item>
        <text:list-item>
          <text:p text:style-name="P359">AK245963282BR</text:p>
        </text:list-item>
        <text:list-item>
          <text:p text:style-name="P360">AK244880428BR</text:p>
        </text:list-item>
        <text:list-item>
          <text:p text:style-name="P361">AK245418469BR</text:p>
        </text:list-item>
        <text:list-item>
          <text:p text:style-name="P362">AK244989371BR</text:p>
        </text:list-item>
        <text:list-item>
          <text:p text:style-name="P363">AK244899526BR</text:p>
        </text:list-item>
        <text:list-item>
          <text:p text:style-name="P364">AA206038680BR</text:p>
        </text:list-item>
        <text:list-item>
          <text:p text:style-name="P365">AK245535709BR</text:p>
        </text:list-item>
        <text:list-item>
          <text:p text:style-name="P366">AA206282132BR</text:p>
        </text:list-item>
        <text:list-item>
          <text:p text:style-name="P367">AK245943985BR</text:p>
        </text:list-item>
        <text:list-item>
          <text:p text:style-name="P368">AK245964932BR</text:p>
        </text:list-item>
        <text:list-item>
          <text:p text:style-name="P369">AA206245673BR</text:p>
        </text:list-item>
        <text:list-item>
          <text:p text:style-name="P370">AA206319606BR</text:p>
        </text:list-item>
        <text:list-item>
          <text:p text:style-name="P371">AA206092663BR</text:p>
        </text:list-item>
        <text:list-item>
          <text:p text:style-name="P372">AK245692491BR</text:p>
        </text:list-item>
        <text:list-item>
          <text:p text:style-name="P373">AK245714475BR</text:p>
        </text:list-item>
        <text:list-item>
          <text:p text:style-name="P374">AK245600827BR</text:p>
        </text:list-item>
        <text:list-item>
          <text:p text:style-name="P375">AK245857757BR</text:p>
        </text:list-item>
        <text:list-item>
          <text:p text:style-name="P376">AK245686071BR</text:p>
        </text:list-item>
        <text:list-item>
          <text:p text:style-name="P377">AK244296242BR</text:p>
        </text:list-item>
        <text:list-item>
          <text:p text:style-name="P378">AK245867215BR</text:p>
        </text:list-item>
        <text:list-item>
          <text:p text:style-name="P379">AK245573993BR</text:p>
        </text:list-item>
        <text:list-item>
          <text:p text:style-name="P380">AK244951067BR</text:p>
        </text:list-item>
        <text:list-item>
          <text:p text:style-name="P381">AK244657476BR</text:p>
        </text:list-item>
        <text:list-item>
          <text:p text:style-name="P382">AK246142297BR</text:p>
        </text:list-item>
        <text:list-item>
          <text:p text:style-name="P383">AA205551955BR</text:p>
        </text:list-item>
        <text:list-item>
          <text:p text:style-name="P384">AK110044485BR</text:p>
        </text:list-item>
        <text:list-item>
          <text:p text:style-name="P385">AK246011478BR</text:p>
        </text:list-item>
        <text:list-item>
          <text:p text:style-name="P386">AA206321905BR</text:p>
        </text:list-item>
        <text:list-item>
          <text:p text:style-name="P387">AA205523185BR</text:p>
        </text:list-item>
        <text:list-item>
          <text:p text:style-name="P388">AA205013355BR</text:p>
        </text:list-item>
        <text:list-item>
          <text:p text:style-name="P389">AA206334753BR</text:p>
        </text:list-item>
        <text:list-item>
          <text:p text:style-name="P390">AK245764777BR</text:p>
        </text:list-item>
        <text:list-item>
          <text:p text:style-name="P391">AK245764043BR</text:p>
        </text:list-item>
        <text:list-item>
          <text:p text:style-name="P392">AK245918941BR</text:p>
        </text:list-item>
        <text:list-item>
          <text:p text:style-name="P393">AK245913839BR</text:p>
        </text:list-item>
        <text:list-item>
          <text:p text:style-name="P394">AK245737649BR</text:p>
        </text:list-item>
        <text:list-item>
          <text:p text:style-name="P395">AA206320564BR</text:p>
        </text:list-item>
        <text:list-item>
          <text:p text:style-name="P396">AA205759915BR</text:p>
        </text:list-item>
        <text:list-item>
          <text:p text:style-name="P397">AK246271172BR</text:p>
        </text:list-item>
        <text:list-item>
          <text:p text:style-name="P398">AK245741303BR</text:p>
        </text:list-item>
        <text:list-item>
          <text:p text:style-name="P399">AA206416126BR</text:p>
        </text:list-item>
        <text:list-item>
          <text:p text:style-name="P400">AK245478207BR</text:p>
        </text:list-item>
        <text:list-item>
          <text:p text:style-name="P401">AK246363761BR</text:p>
        </text:list-item>
        <text:list-item>
          <text:p text:style-name="P402">AK245484940BR</text:p>
        </text:list-item>
        <text:list-item>
          <text:p text:style-name="P403">AA206092840BR</text:p>
        </text:list-item>
        <text:list-item>
          <text:p text:style-name="P404">AK244863019BR</text:p>
        </text:list-item>
        <text:list-item>
          <text:p text:style-name="P405">AK244288351BR</text:p>
        </text:list-item>
        <text:list-item>
          <text:p text:style-name="P406">AK244711530BR</text:p>
        </text:list-item>
        <text:list-item>
          <text:p text:style-name="P407">AK245856337BR</text:p>
        </text:list-item>
        <text:list-item>
          <text:p text:style-name="P408">AK245734259BR</text:p>
        </text:list-item>
        <text:list-item>
          <text:p text:style-name="P409">AA206058698BR</text:p>
        </text:list-item>
        <text:list-item>
          <text:p text:style-name="P410">AA206012489BR</text:p>
        </text:list-item>
        <text:list-item>
          <text:p text:style-name="P411">AK245663725BR</text:p>
        </text:list-item>
        <text:list-item>
          <text:p text:style-name="P412">AK244455417BR</text:p>
        </text:list-item>
        <text:list-item>
          <text:p text:style-name="P413">AK245207005BR</text:p>
        </text:list-item>
        <text:list-item>
          <text:p text:style-name="P414">AK245152602BR</text:p>
        </text:list-item>
        <text:list-item>
          <text:p text:style-name="P415">AK245983035BR</text:p>
        </text:list-item>
        <text:list-item>
          <text:p text:style-name="P416">AK245139455BR</text:p>
        </text:list-item>
        <text:list-item>
          <text:p text:style-name="P417">AK245235165BR</text:p>
        </text:list-item>
        <text:list-item>
          <text:p text:style-name="P418">AK245825799BR</text:p>
        </text:list-item>
        <text:list-item>
          <text:p text:style-name="P419">AA206138294BR</text:p>
        </text:list-item>
        <text:list-item>
          <text:p text:style-name="P420">AK245963588BR</text:p>
        </text:list-item>
        <text:list-item>
          <text:p text:style-name="P421">AK245513898BR</text:p>
        </text:list-item>
        <text:list-item>
          <text:p text:style-name="P422">AK245929238BR</text:p>
        </text:list-item>
        <text:list-item>
          <text:p text:style-name="P423">AA205960606BR</text:p>
        </text:list-item>
        <text:list-item>
          <text:p text:style-name="P424">AA206185351BR</text:p>
        </text:list-item>
        <text:list-item>
          <text:p text:style-name="P425">AK244658658BR</text:p>
        </text:list-item>
        <text:list-item>
          <text:p text:style-name="P426">AK245863664BR</text:p>
        </text:list-item>
        <text:list-item>
          <text:p text:style-name="P427">AA206228043BR</text:p>
        </text:list-item>
        <text:list-item>
          <text:p text:style-name="P428">AK246159010BR</text:p>
        </text:list-item>
        <text:list-item>
          <text:p text:style-name="P429">AK246075796BR</text:p>
        </text:list-item>
        <text:list-item>
          <text:p text:style-name="P430">AK245992377BR</text:p>
        </text:list-item>
        <text:list-item>
          <text:p text:style-name="P431">AK245968055BR</text:p>
        </text:list-item>
        <text:list-item>
          <text:p text:style-name="P432">AA205060911BR</text:p>
        </text:list-item>
        <text:list-item>
          <text:p text:style-name="P433">AA206227082BR</text:p>
        </text:list-item>
        <text:list-item>
          <text:p text:style-name="P434">AK245752650BR</text:p>
        </text:list-item>
        <text:list-item>
          <text:p text:style-name="P435">AK245987173BR</text:p>
        </text:list-item>
        <text:list-item>
          <text:p text:style-name="P436">AK244240345BR</text:p>
        </text:list-item>
        <text:list-item>
          <text:p text:style-name="P437">AK244909271BR</text:p>
        </text:list-item>
        <text:list-item>
          <text:p text:style-name="P438">AK244833649BR</text:p>
        </text:list-item>
        <text:list-item>
          <text:p text:style-name="P439">AK246196352BR</text:p>
        </text:list-item>
        <text:list-item>
          <text:p text:style-name="P440">AK246030517BR</text:p>
        </text:list-item>
        <text:list-item>
          <text:p text:style-name="P441">AK246029791BR</text:p>
        </text:list-item>
        <text:list-item>
          <text:p text:style-name="P442">AA206384940BR</text:p>
        </text:list-item>
        <text:list-item>
          <text:p text:style-name="P443">AK246235665BR</text:p>
        </text:list-item>
        <text:list-item>
          <text:p text:style-name="P444">AA206433915BR</text:p>
        </text:list-item>
        <text:list-item>
          <text:p text:style-name="P445">AA206651813BR</text:p>
        </text:list-item>
        <text:list-item>
          <text:p text:style-name="P446">AA207115578BR</text:p>
        </text:list-item>
        <text:list-item>
          <text:p text:style-name="P447">AK244348917BR</text:p>
        </text:list-item>
        <text:list-item>
          <text:p text:style-name="P448">AK245933895BR</text:p>
        </text:list-item>
        <text:list-item>
          <text:p text:style-name="P449">AK245948926BR</text:p>
        </text:list-item>
        <text:list-item>
          <text:p text:style-name="P450">AK244270537BR</text:p>
        </text:list-item>
        <text:list-item>
          <text:p text:style-name="P451">AK245996612BR</text:p>
        </text:list-item>
        <text:list-item>
          <text:p text:style-name="P452">AK246489775BR</text:p>
        </text:list-item>
        <text:list-item>
          <text:p text:style-name="P453">AK246493245BR</text:p>
        </text:list-item>
        <text:list-item>
          <text:p text:style-name="P454">AK246395870BR</text:p>
        </text:list-item>
        <text:list-item>
          <text:p text:style-name="P455">AA206473477BR</text:p>
        </text:list-item>
        <text:list-item>
          <text:p text:style-name="P456">AA206351969BR</text:p>
        </text:list-item>
        <text:list-item>
          <text:p text:style-name="P457">AK244951447BR</text:p>
        </text:list-item>
        <text:list-item>
          <text:p text:style-name="P458">AK244245271BR</text:p>
        </text:list-item>
        <text:list-item>
          <text:p text:style-name="P459">QR604155905BR</text:p>
        </text:list-item>
        <text:list-item>
          <text:p text:style-name="P460">AK247066977BR</text:p>
        </text:list-item>
        <text:list-item>
          <text:p text:style-name="P461">AA207255221BR</text:p>
        </text:list-item>
        <text:list-item>
          <text:p text:style-name="P462">AK246977552BR</text:p>
        </text:list-item>
        <text:list-item>
          <text:p text:style-name="P463">AK247305907BR</text:p>
        </text:list-item>
        <text:list-item>
          <text:p text:style-name="P464">AK247185254BR</text:p>
        </text:list-item>
        <text:list-item>
          <text:p text:style-name="P465">AK246736344BR</text:p>
        </text:list-item>
        <text:list-item>
          <text:p text:style-name="P466">AK246814832BR</text:p>
        </text:list-item>
        <text:list-item>
          <text:p text:style-name="P467">AK246560545BR</text:p>
        </text:list-item>
        <text:list-item>
          <text:p text:style-name="P468">AK246756105BR</text:p>
        </text:list-item>
        <text:list-item>
          <text:p text:style-name="P469">AA206947685BR</text:p>
        </text:list-item>
        <text:list-item>
          <text:p text:style-name="P470">AK247521702BR</text:p>
        </text:list-item>
        <text:list-item>
          <text:p text:style-name="P471">AK246887772BR</text:p>
        </text:list-item>
        <text:list-item>
          <text:p text:style-name="P472">AK246597965BR</text:p>
        </text:list-item>
        <text:list-item>
          <text:p text:style-name="P473">AA206972818BR</text:p>
        </text:list-item>
        <text:list-item>
          <text:p text:style-name="P474">AK246524472BR</text:p>
        </text:list-item>
        <text:list-item>
          <text:p text:style-name="P475">AK247411698BR</text:p>
        </text:list-item>
        <text:list-item>
          <text:p text:style-name="P476">AK247725714BR</text:p>
        </text:list-item>
        <text:list-item>
          <text:p text:style-name="P477">AK247440500BR</text:p>
        </text:list-item>
        <text:list-item>
          <text:p text:style-name="P478">AK247451927BR</text:p>
        </text:list-item>
        <text:list-item>
          <text:p text:style-name="P479">AK247490276BR</text:p>
        </text:list-item>
        <text:list-item>
          <text:p text:style-name="P480">AA207308919BR</text:p>
        </text:list-item>
        <text:list-item>
          <text:p text:style-name="P481">AK245065611BR</text:p>
        </text:list-item>
        <text:list-item>
          <text:p text:style-name="P482">AK247089567BR</text:p>
        </text:list-item>
        <text:list-item>
          <text:p text:style-name="P483">AK246772823BR</text:p>
        </text:list-item>
        <text:list-item>
          <text:p text:style-name="P484">AK246973808BR</text:p>
        </text:list-item>
        <text:list-item>
          <text:p text:style-name="P485">AA207690844BR</text:p>
        </text:list-item>
        <text:list-item>
          <text:p text:style-name="P486">AK245586714BR</text:p>
        </text:list-item>
        <text:list-item>
          <text:p text:style-name="P487">AA206074965BR</text:p>
        </text:list-item>
        <text:list-item>
          <text:p text:style-name="P488">AA206173217BR</text:p>
        </text:list-item>
        <text:list-item>
          <text:p text:style-name="P489">AK245714223BR</text:p>
        </text:list-item>
        <text:list-item>
          <text:p text:style-name="P490">AA206079199BR</text:p>
        </text:list-item>
        <text:list-item>
          <text:p text:style-name="P491">AK245724557BR</text:p>
        </text:list-item>
        <text:list-item>
          <text:p text:style-name="P492">AK246090161BR</text:p>
        </text:list-item>
        <text:list-item>
          <text:p text:style-name="P493">AK246132652BR</text:p>
        </text:list-item>
        <text:list-item>
          <text:p text:style-name="P494">AK245722437BR</text:p>
        </text:list-item>
        <text:list-item>
          <text:p text:style-name="P495">AK245164999BR</text:p>
        </text:list-item>
        <text:list-item>
          <text:p text:style-name="P496">AK244237690BR</text:p>
        </text:list-item>
        <text:list-item>
          <text:p text:style-name="P497">AK246400610BR</text:p>
        </text:list-item>
        <text:list-item>
          <text:p text:style-name="P498">AK245817673BR</text:p>
        </text:list-item>
        <text:list-item>
          <text:p text:style-name="P499">AK245928918BR</text:p>
        </text:list-item>
        <text:list-item>
          <text:p text:style-name="P500">AK246173246BR</text:p>
        </text:list-item>
        <text:list-item>
          <text:p text:style-name="P501">AK246142204BR</text:p>
        </text:list-item>
        <text:list-item>
          <text:p text:style-name="P502">AK245730549BR</text:p>
        </text:list-item>
        <text:list-item>
          <text:p text:style-name="P503">AK245263515BR</text:p>
        </text:list-item>
        <text:list-item>
          <text:p text:style-name="P504">AK245187221BR</text:p>
        </text:list-item>
        <text:list-item>
          <text:p text:style-name="P505">AK246920650BR</text:p>
        </text:list-item>
        <text:list-item>
          <text:p text:style-name="P506">AK246334059BR</text:p>
        </text:list-item>
        <text:list-item>
          <text:p text:style-name="P507">AK245801894BR</text:p>
        </text:list-item>
        <text:list-item>
          <text:p text:style-name="P508">AA206448795BR</text:p>
        </text:list-item>
        <text:list-item>
          <text:p text:style-name="P509">AK246020395BR</text:p>
        </text:list-item>
        <text:list-item>
          <text:p text:style-name="P510">AA206219687BR</text:p>
        </text:list-item>
        <text:list-item>
          <text:p text:style-name="P511">AA206924300BR</text:p>
        </text:list-item>
        <text:list-item>
          <text:p text:style-name="P512">AA205859349BR</text:p>
        </text:list-item>
        <text:list-item>
          <text:p text:style-name="P513">AK246047680BR</text:p>
        </text:list-item>
        <text:list-item>
          <text:p text:style-name="P514">AA207303015BR</text:p>
        </text:list-item>
        <text:list-item>
          <text:p text:style-name="P515">AK245818648BR</text:p>
        </text:list-item>
        <text:list-item>
          <text:p text:style-name="P516">AK246250243BR</text:p>
        </text:list-item>
        <text:list-item>
          <text:p text:style-name="P517">AK245953427BR</text:p>
        </text:list-item>
        <text:list-item>
          <text:p text:style-name="P518">AA205442840BR</text:p>
        </text:list-item>
        <text:list-item>
          <text:p text:style-name="P519">AK246389534BR</text:p>
        </text:list-item>
        <text:list-item>
          <text:p text:style-name="P520">AK245835836BR</text:p>
        </text:list-item>
        <text:list-item>
          <text:p text:style-name="P521">AK245791857BR</text:p>
        </text:list-item>
        <text:list-item>
          <text:p text:style-name="P522">AK245737255BR</text:p>
        </text:list-item>
        <text:list-item>
          <text:p text:style-name="P523">AK244861361BR</text:p>
        </text:list-item>
        <text:list-item>
          <text:p text:style-name="P524">AK246089835BR</text:p>
        </text:list-item>
        <text:list-item>
          <text:p text:style-name="P525">AA206273087BR</text:p>
        </text:list-item>
        <text:list-item>
          <text:p text:style-name="P526">AA206191745BR</text:p>
        </text:list-item>
        <text:list-item>
          <text:p text:style-name="P527">AK245465937BR</text:p>
        </text:list-item>
        <text:list-item>
          <text:p text:style-name="P528">AK245746115BR</text:p>
        </text:list-item>
        <text:list-item>
          <text:p text:style-name="P529">AK245553367BR</text:p>
        </text:list-item>
        <text:list-item>
          <text:p text:style-name="P530">AK247152415BR</text:p>
        </text:list-item>
        <text:list-item>
          <text:p text:style-name="P531">AK246030392BR</text:p>
        </text:list-item>
        <text:list-item>
          <text:p text:style-name="P532">AA206217394BR</text:p>
        </text:list-item>
        <text:list-item>
          <text:p text:style-name="P533">AK246095314BR</text:p>
        </text:list-item>
        <text:list-item>
          <text:p text:style-name="P534">AK246156486BR</text:p>
        </text:list-item>
        <text:list-item>
          <text:p text:style-name="P535">AK247686180BR</text:p>
        </text:list-item>
        <text:list-item>
          <text:p text:style-name="P536">AK247426825BR</text:p>
        </text:list-item>
        <text:list-item>
          <text:p text:style-name="P537">AA205749604BR</text:p>
        </text:list-item>
        <text:list-item>
          <text:p text:style-name="P538">AK246388091BR</text:p>
        </text:list-item>
        <text:list-item>
          <text:p text:style-name="P539">AK247311862BR</text:p>
        </text:list-item>
        <text:list-item>
          <text:p text:style-name="P540">AK246122765BR</text:p>
        </text:list-item>
        <text:list-item>
          <text:p text:style-name="P541">AA207682255BR</text:p>
        </text:list-item>
        <text:list-item>
          <text:p text:style-name="P542">AK246144531BR</text:p>
        </text:list-item>
        <text:list-item>
          <text:p text:style-name="P543">AK246155582BR</text:p>
        </text:list-item>
        <text:list-item>
          <text:p text:style-name="P544">AK247592690BR</text:p>
        </text:list-item>
        <text:list-item>
          <text:p text:style-name="P545">AK247500923BR</text:p>
        </text:list-item>
        <text:list-item>
          <text:p text:style-name="P546">AK245804649BR</text:p>
        </text:list-item>
        <text:list-item>
          <text:p text:style-name="P547">AK245359730BR</text:p>
        </text:list-item>
        <text:list-item>
          <text:p text:style-name="P548">AK245764675BR</text:p>
        </text:list-item>
        <text:list-item>
          <text:p text:style-name="P549">AK245939306BR</text:p>
        </text:list-item>
        <text:list-item>
          <text:p text:style-name="P550">AK246302555BR</text:p>
        </text:list-item>
        <text:list-item>
          <text:p text:style-name="P551">AK245398835BR</text:p>
        </text:list-item>
        <text:list-item>
          <text:p text:style-name="P552">AA205777640BR</text:p>
        </text:list-item>
        <text:list-item>
          <text:p text:style-name="P553">AK245491407BR</text:p>
        </text:list-item>
        <text:list-item>
          <text:p text:style-name="P554">AK245558452BR</text:p>
        </text:list-item>
        <text:list-item>
          <text:p text:style-name="P555">AK247451913BR</text:p>
        </text:list-item>
        <text:list-item>
          <text:p text:style-name="P556">AA206067505BR</text:p>
        </text:list-item>
        <text:list-item>
          <text:p text:style-name="P557">AK247618715BR</text:p>
        </text:list-item>
        <text:list-item>
          <text:p text:style-name="P558">QQ450871111BR</text:p>
        </text:list-item>
        <text:list-item>
          <text:p text:style-name="P559">AK245924425BR</text:p>
        </text:list-item>
        <text:list-item>
          <text:p text:style-name="P560">AA207448607BR</text:p>
        </text:list-item>
        <text:list-item>
          <text:p text:style-name="P561">AA207751557BR</text:p>
        </text:list-item>
        <text:list-item>
          <text:p text:style-name="P562">AK244512803BR</text:p>
        </text:list-item>
        <text:list-item>
          <text:p text:style-name="P563">AK247264080BR</text:p>
        </text:list-item>
        <text:list-item>
          <text:p text:style-name="P564">AK247312474BR</text:p>
        </text:list-item>
        <text:list-item>
          <text:p text:style-name="P565"><text:span text:style-name="T566">AK246586110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4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l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98<text:s/>Mercado Livre (1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>164<text:s/>Mercado Livre (2°Carro)</text:p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24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24T18:51:00Z</meta:creation-date>
    <dc:date>2024-07-24T18:51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7" meta:word-count="573" meta:character-count="3661" meta:row-count="25" meta:non-whitespace-character-count="3095"/>
  </office:meta>
</office:document-meta>
</file>